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bd829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text-underline-style="none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0bd829"/>
    </style:style>
    <style:style style:name="P7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officeooo:rsid="002007d8" style:font-size-asian="10pt" style:font-weight-asian="bold"/>
    </style:style>
    <style:style style:name="T3" style:family="text">
      <style:text-properties fo:color="#7f0055" style:font-name="Monospace" fo:font-size="10pt" fo:font-weight="bold" officeooo:rsid="00219835" style:font-size-asian="10pt" style:font-weight-asian="bold"/>
    </style:style>
    <style:style style:name="T4" style:family="text">
      <style:text-properties fo:color="#7f0055" style:font-name="Monospace" fo:font-size="10pt" fo:font-weight="bold" officeooo:rsid="00219835" style:font-size-asian="10pt" style:font-weight-asian="bold" style:font-weight-complex="bold"/>
    </style:style>
    <style:style style:name="T5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color="#7f0055" style:font-name="Monospace" fo:font-size="10pt" fo:font-weight="normal" officeooo:rsid="00219835" style:font-size-asian="10pt" style:font-weight-asian="normal" style:font-weight-complex="normal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2007d8" style:font-size-asian="10pt"/>
    </style:style>
    <style:style style:name="T10" style:family="text">
      <style:text-properties fo:color="#000000" style:font-name="Monospace" fo:font-size="10pt" officeooo:rsid="00219835" style:font-size-asian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fo:font-weight="bold" officeooo:rsid="00219835" style:font-size-asian="10pt" style:font-weight-asian="bold"/>
    </style:style>
    <style:style style:name="T13" style:family="text">
      <style:text-properties fo:color="#000000" style:font-name="Monospace" fo:font-size="10pt" fo:font-weight="bold" officeooo:rsid="00219835" style:font-size-asian="10pt" style:font-weight-asian="bold" style:font-weight-complex="bold"/>
    </style:style>
    <style:style style:name="T14" style:family="text">
      <style:text-properties fo:color="#000000" style:font-name="Monospace" fo:font-size="10pt" fo:background-color="#ffff00" loext:char-shading-value="0" style:font-size-asian="10pt"/>
    </style:style>
    <style:style style:name="T1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00" style:font-name="Monospace" fo:font-size="10pt" fo:font-weight="normal" officeooo:rsid="00219835" style:font-size-asian="10pt" style:font-weight-asian="normal" style:font-weight-complex="normal"/>
    </style:style>
    <style:style style:name="T17" style:family="text">
      <style:text-properties fo:color="#000000" fo:font-size="16pt" style:text-underline-style="none" style:font-size-asian="16pt" style:font-size-complex="16pt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fo:font-size="13pt" style:text-underline-style="none" style:font-size-asian="13pt" style:font-size-complex="13pt"/>
    </style:style>
    <style:style style:name="T20" style:family="text">
      <style:text-properties fo:color="#000000" fo:font-size="13pt" style:text-underline-style="none" officeooo:rsid="001c7b72" style:font-size-asian="13pt" style:font-size-complex="13pt"/>
    </style:style>
    <style:style style:name="T21" style:family="text">
      <style:text-properties fo:color="#3f7f5f" style:font-name="Monospace" fo:font-size="10pt" style:font-size-asian="10pt"/>
    </style:style>
    <style:style style:name="T22" style:family="text">
      <style:text-properties fo:color="#3f7f5f" style:font-name="Monospace" fo:font-size="10pt" officeooo:rsid="000bd829" style:font-size-asian="10pt"/>
    </style:style>
    <style:style style:name="T2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fo:color="#3f7f5f" style:font-name="Monospace" fo:font-size="10pt" style:text-underline-style="solid" style:text-underline-width="auto" style:text-underline-color="font-color" officeooo:rsid="000bd829" style:font-size-asian="10pt"/>
    </style:style>
    <style:style style:name="T25" style:family="text">
      <style:text-properties fo:color="#3f7f5f" style:font-name="Monospace" fo:font-size="10pt" style:text-underline-style="solid" style:text-underline-width="auto" style:text-underline-color="font-color" fo:font-weight="bold" officeooo:rsid="000d4d4d" style:font-size-asian="10pt" style:font-weight-asian="bold" style:font-weight-complex="bold"/>
    </style:style>
    <style:style style:name="T26" style:family="text">
      <style:text-properties fo:color="#800000" style:font-name="Monospace" fo:font-size="10pt" officeooo:rsid="000bd829" style:font-size-asian="10pt"/>
    </style:style>
    <style:style style:name="T27" style:family="text">
      <style:text-properties fo:color="#800000" fo:font-size="16pt" style:text-underline-style="none" style:font-size-asian="16pt" style:font-size-complex="16pt"/>
    </style:style>
    <style:style style:name="T28" style:family="text">
      <style:text-properties style:text-underline-style="none"/>
    </style:style>
    <style:style style:name="T29" style:family="text">
      <style:text-properties fo:font-size="16pt" style:text-underline-style="none" style:font-size-asian="16pt" style:font-size-complex="16pt"/>
    </style:style>
    <style:style style:name="T30" style:family="text">
      <style:text-properties fo:color="#005032" style:font-name="Monospace" fo:font-size="10pt" style:font-size-asian="10pt"/>
    </style:style>
    <style:style style:name="T31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3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unction Pointers</text:h>
      <text:p text:style-name="P1"/>
      <text:p text:style-name="P1"><text:span text:style-name="T1">include</text:span><text:span text:style-name="T7">&lt;iostream&gt;</text:span></text:p>
      <text:p text:style-name="P1"><text:span text:style-name="T1">int</text:span><text:span text:style-name="T8"> </text:span><text:span text:style-name="T11">foo</text:span><text:span text:style-name="T8">()</text:span></text:p>
      <text:p text:style-name="P1"><text:span text:style-name="T8">{</text:span></text:p>
      <text:p text:style-name="P1"><text:span text:style-name="T8"><text:s text:c="4"/></text:span><text:span text:style-name="T1">return</text:span><text:span text:style-name="T8"> 5;</text:span></text:p>
      <text:p text:style-name="P1"><text:span text:style-name="T8">}</text:span></text:p>
      <text:p text:style-name="P3"/>
      <text:p text:style-name="P1"><text:span text:style-name="T1">int</text:span><text:span text:style-name="T8"> </text:span><text:span text:style-name="T11">goo</text:span><text:span text:style-name="T8">()</text:span></text:p>
      <text:p text:style-name="P1"><text:span text:style-name="T8">{</text:span></text:p>
      <text:p text:style-name="P1"><text:span text:style-name="T8"><text:s text:c="4"/></text:span><text:span text:style-name="T1">return</text:span><text:span text:style-name="T8"> 6;</text:span></text:p>
      <text:p text:style-name="P1"><text:span text:style-name="T8">}</text:span></text:p>
      <text:p text:style-name="P3"/>
      <text:p text:style-name="P1"><text:span text:style-name="T1">int</text:span><text:span text:style-name="T8"> </text:span><text:span text:style-name="T11">main</text:span><text:span text:style-name="T8">()</text:span></text:p>
      <text:p text:style-name="P1"><text:span text:style-name="T8">{</text:span></text:p>
      <text:p text:style-name="P1"><text:span text:style-name="T8"><text:s text:c="4"/></text:span><text:span text:style-name="T1">int</text:span><text:span text:style-name="T8"> (*fcnPtr)() = foo; </text:span><text:span text:style-name="T21">// fcnPtr points to function </text:span><text:span text:style-name="T23">foo </text:span><text:span text:style-name="T24">without </text:span><text:span text:style-name="T25">parentheses</text:span></text:p>
      <text:p text:style-name="P2"><text:span text:style-name="T8"><text:s text:c="4"/>fcnPtr = </text:span><text:span text:style-name="T14">goo</text:span><text:span text:style-name="T8">; </text:span><text:span text:style-name="T21">// fcnPtr now points to function </text:span><text:span text:style-name="T23">goo ,</text:span></text:p>
      <text:p text:style-name="P6"><text:span text:style-name="T22"><text:s text:c="22"/></text:span><text:span text:style-name="T26">goo() will return value of goo</text:span><text:span text:style-name="T22"> <text:s/></text:span></text:p>
      <text:p text:style-name="P1"><text:span text:style-name="T8"><text:s text:c="4"/></text:span><text:span text:style-name="T1">return</text:span><text:span text:style-name="T8"> 0;</text:span></text:p>
      <text:p text:style-name="P1"><text:span text:style-name="T8">}</text:span></text:p>
      <text:p text:style-name="Standard">Note that the signature (parameters and return value) of the function pointer must match the signature of the function</text:p>
      <text:p text:style-name="P1"/>
      <text:p text:style-name="P1"><text:span text:style-name="T1">#include</text:span><text:span text:style-name="T7">&lt;iostream&gt;</text:span></text:p>
      <text:p text:style-name="P1"><text:span text:style-name="T21">// function prototypes</text:span></text:p>
      <text:p text:style-name="P1"><text:span text:style-name="T1">int</text:span><text:span text:style-name="T8"> </text:span><text:span text:style-name="T11">foo</text:span><text:span text:style-name="T8">();</text:span></text:p>
      <text:p text:style-name="P1"><text:span text:style-name="T1">double</text:span><text:span text:style-name="T8"> </text:span><text:span text:style-name="T11">goo</text:span><text:span text:style-name="T8">();</text:span></text:p>
      <text:p text:style-name="P1"><text:span text:style-name="T1">int</text:span><text:span text:style-name="T8"> </text:span><text:span text:style-name="T11">hoo</text:span><text:span text:style-name="T8">(</text:span><text:span text:style-name="T1">int</text:span><text:span text:style-name="T8"> x);</text:span></text:p>
      <text:p text:style-name="P1"><text:span text:style-name="T8"><text:s/></text:span></text:p>
      <text:p text:style-name="P1"><text:span text:style-name="T21">// function pointer assignments</text:span></text:p>
      <text:p text:style-name="P1"><text:span text:style-name="T1">int</text:span><text:span text:style-name="T8"> (*fcnPtr1)() = foo; </text:span><text:span text:style-name="T21">// okay</text:span></text:p>
      <text:p text:style-name="P1"><text:span text:style-name="T1">int</text:span><text:span text:style-name="T8"> (*fcnPtr2)() = goo; </text:span><text:span text:style-name="T21">// wrong -- return types don't match!</text:span></text:p>
      <text:p text:style-name="P1"><text:span text:style-name="T1">double</text:span><text:span text:style-name="T8"> (*fcnPtr4)() = goo; </text:span><text:span text:style-name="T21">// okay</text:span></text:p>
      <text:p text:style-name="P1"><text:span text:style-name="T15">fcnPtr1 = hoo;</text:span><text:span text:style-name="T8"> </text:span><text:span text:style-name="T21">// wrong -- fcnPtr1 has no parameters, but </text:span><text:span text:style-name="T23">hoo</text:span><text:span text:style-name="T21">() does</text:span></text:p>
      <text:p text:style-name="P1"><text:span text:style-name="T1">int</text:span><text:span text:style-name="T8"> (*fcnPtr3)(</text:span><text:span text:style-name="T1">int</text:span><text:span text:style-name="T8">) = hoo; </text:span><text:span text:style-name="T21">// okay</text:span></text:p>
      <text:p text:style-name="P1"/>
      <text:p text:style-name="P1"><text:span text:style-name="T21"/></text:p>
      <text:p text:style-name="Standard"><text:span text:style-name="Strong_20_Emphasis">Calling a function using a function pointer</text:span></text:p>
      <text:p text:style-name="P1"/>
      <text:p text:style-name="P1"><text:span text:style-name="T1">int</text:span><text:span text:style-name="T8"> </text:span><text:span text:style-name="T11">foo</text:span><text:span text:style-name="T8">(</text:span><text:span text:style-name="T1">int</text:span><text:span text:style-name="T8"> x)</text:span></text:p>
      <text:p text:style-name="P1"><text:span text:style-name="T8">{</text:span></text:p>
      <text:p text:style-name="P1"><text:span text:style-name="T8"><text:s text:c="4"/></text:span><text:span text:style-name="T1">return</text:span><text:span text:style-name="T8"> x;</text:span></text:p>
      <text:p text:style-name="P1"><text:span text:style-name="T8">}</text:span></text:p>
      <text:p text:style-name="P1"><text:span text:style-name="T8"><text:s/></text:span></text:p>
      <text:p text:style-name="P1"><text:span text:style-name="T1">int</text:span><text:span text:style-name="T8"> </text:span><text:span text:style-name="T11">main</text:span><text:span text:style-name="T8">()</text:span></text:p>
      <text:p text:style-name="P1"><text:span text:style-name="T8">{</text:span></text:p>
      <text:p text:style-name="P1"><text:span text:style-name="T8"><text:s text:c="4"/></text:span><text:span text:style-name="T1">int</text:span><text:span text:style-name="T8"> (*fcnPtr)(</text:span><text:span text:style-name="T1">int</text:span><text:span text:style-name="T8">) = foo; </text:span><text:span text:style-name="T21">// assign fcnPtr to function </text:span><text:span text:style-name="T23">foo</text:span></text:p>
      <text:p text:style-name="P1"><text:span text:style-name="T8"><text:s text:c="4"/>(*fcnPtr)(5); </text:span><text:span text:style-name="T21">// call function </text:span><text:span text:style-name="T23">foo</text:span><text:span text:style-name="T21">(5) through fcnPtr.</text:span></text:p>
      <text:p text:style-name="P1"><text:span text:style-name="T8"><text:s/></text:span></text:p>
      <text:p text:style-name="P1"><text:span text:style-name="T8"><text:s text:c="4"/></text:span><text:span text:style-name="T1">return</text:span><text:span text:style-name="T8"> 0;</text:span></text:p>
      <text:p text:style-name="P1"><text:span text:style-name="T8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he second way is via implicit dereference:the implicit dereference method looks just like a normal function cal ,Default parameters won’t work with function pointers</text:p>
      <text:p text:style-name="Standard">Default arguments are resolved at compile-time (that is, if you don’t supply an argument for a defaulted parameter, the compiler substitutes one in for you when the code is compiled). However, function pointers are resolved at run-time. Consequently, default parameters can not be resolved when making a function call with a function pointer. You’ll explicitly have to pass in values for any defaulted parameters in this case.</text:p>
      <text:p text:style-name="Standard"/>
      <text:p text:style-name="P1"><text:span text:style-name="T1">int</text:span><text:span text:style-name="T8"> </text:span><text:span text:style-name="T11">foo</text:span><text:span text:style-name="T8">(</text:span><text:span text:style-name="T1">int</text:span><text:span text:style-name="T8"> x)</text:span></text:p>
      <text:p text:style-name="P1"><text:span text:style-name="T8">{</text:span></text:p>
      <text:p text:style-name="P1"><text:span text:style-name="T8"><text:s text:c="4"/></text:span><text:span text:style-name="T1">return</text:span><text:span text:style-name="T8"> x;</text:span></text:p>
      <text:p text:style-name="P1"><text:span text:style-name="T8">}</text:span></text:p>
      <text:p text:style-name="P1"><text:span text:style-name="T8"><text:s/></text:span><text:span text:style-name="T1">int</text:span><text:span text:style-name="T8"> </text:span><text:span text:style-name="T11">main</text:span><text:span text:style-name="T8">()</text:span></text:p>
      <text:p text:style-name="P1"><text:span text:style-name="T8">{</text:span></text:p>
      <text:p text:style-name="P1"><text:span text:style-name="T8"><text:s text:c="4"/></text:span><text:span text:style-name="T1">int</text:span><text:span text:style-name="T8"> (*fcnPtr)(</text:span><text:span text:style-name="T1">int</text:span><text:span text:style-name="T8">) = foo; </text:span><text:span text:style-name="T21">// assign fcnPtr to function </text:span><text:span text:style-name="T23">foo</text:span></text:p>
      <text:p text:style-name="P1"><text:span text:style-name="T8"><text:s text:c="4"/>fcnPtr(5); </text:span><text:span text:style-name="T21">// call function </text:span><text:span text:style-name="T23">foo</text:span><text:span text:style-name="T21">(5) through fcnPtr.</text:span></text:p>
      <text:p text:style-name="P1"><text:span text:style-name="T8"><text:s/></text:span></text:p>
      <text:p text:style-name="P1"><text:span text:style-name="T8"><text:s text:c="4"/></text:span><text:span text:style-name="T1">return</text:span><text:span text:style-name="T8"> 0;</text:span></text:p>
      <text:p text:style-name="P1"><text:span text:style-name="T8">}</text:span></text:p>
      <text:p text:style-name="Standard"/>
      <text:p text:style-name="Standard"><text:span text:style-name="Strong_20_Emphasis">Passing functions as arguments to other functions</text:span></text:p>
      <text:p text:style-name="Standard">Function pointers used as arguments to another function are sometimes called <text:span text:style-name="Strong_20_Emphasis">callback functions</text:span>.</text:p>
      <text:p text:style-name="Standard"/>
      <text:p text:style-name="Standard"/>
      <text:p text:style-name="P1"><text:span text:style-name="T1">#include</text:span><text:span text:style-name="T8"> </text:span><text:span text:style-name="T7">&lt;algorithm&gt;</text:span><text:span text:style-name="T8"> </text:span><text:span text:style-name="T21">// for </text:span><text:span text:style-name="T23">std</text:span><text:span text:style-name="T21">::swap, use &lt;utility&gt; instead if C++11</text:span></text:p>
      <text:p text:style-name="P1"><text:span text:style-name="T1">#include</text:span><text:span text:style-name="T8"> </text:span><text:span text:style-name="T7">&lt;iostream&gt;</text:span></text:p>
      <text:p text:style-name="P3"/>
      <text:p text:style-name="P1"><text:span text:style-name="T21">// Note our user-defined comparison is the third parameter</text:span></text:p>
      <text:p text:style-name="P1"><text:span text:style-name="T1">void</text:span><text:span text:style-name="T8"> </text:span><text:span text:style-name="T11">selectionSort</text:span><text:span text:style-name="T8">(</text:span><text:span text:style-name="T1">int</text:span><text:span text:style-name="T8"> *array, </text:span><text:span text:style-name="T1">int</text:span><text:span text:style-name="T8"> size, </text:span><text:span text:style-name="T1">bool</text:span><text:span text:style-name="T8"> (*comparisonFcn)(</text:span><text:span text:style-name="T1">int</text:span><text:span text:style-name="T8">, </text:span><text:span text:style-name="T1">int</text:span><text:span text:style-name="T8">))</text:span></text:p>
      <text:p text:style-name="P1"><text:span text:style-name="T8">{</text:span></text:p>
      <text:p text:style-name="P1"><text:span text:style-name="T8"><text:s text:c="4"/></text:span><text:span text:style-name="T21">// Step through each element of the array</text:span></text:p>
      <text:p text:style-name="P1"><text:span text:style-name="T8"><text:s text:c="4"/></text:span><text:span text:style-name="T1">for</text:span><text:span text:style-name="T8"> (</text:span><text:span text:style-name="T1">int</text:span><text:span text:style-name="T8"> startIndex = 0; startIndex &lt; size; ++startIndex)</text:span></text:p>
      <text:p text:style-name="P1"><text:span text:style-name="T8"><text:s text:c="4"/>{</text:span></text:p>
      <text:p text:style-name="P1"><text:span text:style-name="T8"><text:s text:c="8"/></text:span><text:span text:style-name="T21">// smallestIndex is the index of the smallest element we've encountered so far.</text:span></text:p>
      <text:p text:style-name="P1"><text:span text:style-name="T8"><text:s text:c="8"/></text:span><text:span text:style-name="T1">int</text:span><text:span text:style-name="T8"> smallestIndex = startIndex;</text:span></text:p>
      <text:p text:style-name="P3"/>
      <text:p text:style-name="P1"><text:span text:style-name="T8"><text:s text:c="8"/></text:span><text:span text:style-name="T21">// Look for smallest element remaining in the array (starting at startIndex+1)</text:span></text:p>
      <text:p text:style-name="P1"><text:span text:style-name="T8"><text:s text:c="8"/></text:span><text:span text:style-name="T1">for</text:span><text:span text:style-name="T8"> (</text:span><text:span text:style-name="T1">int</text:span><text:span text:style-name="T8"> currentIndex = startIndex + 1; currentIndex &lt; size; ++currentIndex)</text:span></text:p>
      <text:p text:style-name="P1"><text:span text:style-name="T8"><text:s text:c="8"/>{</text:span></text:p>
      <text:p text:style-name="P1"><text:span text:style-name="T8"><text:s text:c="12"/></text:span><text:span text:style-name="T21">// If the current element is smaller than our previously found smallest</text:span></text:p>
      <text:p text:style-name="P1"><text:span text:style-name="T8"><text:s text:c="12"/></text:span><text:span text:style-name="T1">if</text:span><text:span text:style-name="T8"> (comparisonFcn(array[smallestIndex], array[currentIndex])) </text:span><text:span text:style-name="T21">// COMPARISON DONE HERE</text:span></text:p>
      <text:p text:style-name="P1"><text:span text:style-name="T8"><text:s text:c="16"/></text:span><text:span text:style-name="T21">// This is the new smallest number for this iteration</text:span></text:p>
      <text:p text:style-name="P1"><text:span text:style-name="T8"><text:s text:c="16"/>smallestIndex = currentIndex;</text:span></text:p>
      <text:p text:style-name="P1"><text:span text:style-name="T8"><text:s text:c="8"/>}</text:span></text:p>
      <text:p text:style-name="P3"/>
      <text:p text:style-name="P1"><text:span text:style-name="T8"><text:s text:c="8"/></text:span><text:span text:style-name="T21">// Swap our start element with our smallest element</text:span></text:p>
      <text:p text:style-name="P1"><text:span text:style-name="T8"><text:s text:c="8"/>std::swap(array[startIndex], array[smallestIndex]);</text:span></text:p>
      <text:p text:style-name="P1"><text:span text:style-name="T8"><text:s text:c="4"/>}</text:span></text:p>
      <text:p text:style-name="P1"><text:span text:style-name="T8">}</text:span></text:p>
      <text:p text:style-name="P3"/>
      <text:p text:style-name="P1"><text:span text:style-name="T21">// Here is a comparison function that sorts in ascending order</text:span></text:p>
      <text:p text:style-name="P1"><text:span text:style-name="T21">// (Note: it's exactly the same as the previous ascending() function)</text:span></text:p>
      <text:p text:style-name="P1"><text:span text:style-name="T1">bool</text:span><text:span text:style-name="T8"> </text:span><text:span text:style-name="T11">ascending</text:span><text:span text:style-name="T8">(</text:span><text:span text:style-name="T1">int</text:span><text:span text:style-name="T8"> x, </text:span><text:span text:style-name="T1">int</text:span><text:span text:style-name="T8"> y)</text:span></text:p>
      <text:p text:style-name="P1"><text:span text:style-name="T8">{</text:span></text:p>
      <text:p text:style-name="P1"><text:span text:style-name="T8"><text:s text:c="4"/></text:span><text:span text:style-name="T1">return</text:span><text:span text:style-name="T8"> x &gt; y; </text:span><text:span text:style-name="T21">// swap if the first element is greater than the second</text:span></text:p>
      <text:p text:style-name="P1"><text:soft-page-break/><text:span text:style-name="T8">}</text:span></text:p>
      <text:p text:style-name="P3"/>
      <text:p text:style-name="P1"><text:span text:style-name="T21">// Here is a comparison function that sorts in descending order</text:span></text:p>
      <text:p text:style-name="P1"><text:span text:style-name="T1">bool</text:span><text:span text:style-name="T8"> </text:span><text:span text:style-name="T11">descending</text:span><text:span text:style-name="T8">(</text:span><text:span text:style-name="T1">int</text:span><text:span text:style-name="T8"> x, </text:span><text:span text:style-name="T1">int</text:span><text:span text:style-name="T8"> y)</text:span></text:p>
      <text:p text:style-name="P1"><text:span text:style-name="T8">{</text:span></text:p>
      <text:p text:style-name="P1"><text:span text:style-name="T8"><text:s text:c="4"/></text:span><text:span text:style-name="T1">return</text:span><text:span text:style-name="T8"> x &lt; y; </text:span><text:span text:style-name="T21">// swap if the second element is greater than the first</text:span></text:p>
      <text:p text:style-name="P1"><text:span text:style-name="T8">}</text:span></text:p>
      <text:p text:style-name="P3"/>
      <text:p text:style-name="P1"><text:span text:style-name="T21">// This function prints out the values in the array</text:span></text:p>
      <text:p text:style-name="P1"><text:span text:style-name="T1">void</text:span><text:span text:style-name="T8"> </text:span><text:span text:style-name="T11">printArray</text:span><text:span text:style-name="T8">(</text:span><text:span text:style-name="T1">int</text:span><text:span text:style-name="T8"> *array, </text:span><text:span text:style-name="T1">int</text:span><text:span text:style-name="T8"> size)</text:span></text:p>
      <text:p text:style-name="P1"><text:span text:style-name="T8">{</text:span></text:p>
      <text:p text:style-name="P1"><text:span text:style-name="T8"><text:s text:c="4"/></text:span><text:span text:style-name="T1">for</text:span><text:span text:style-name="T8"> (</text:span><text:span text:style-name="T1">int</text:span><text:span text:style-name="T8"> index=0; index &lt; size; ++index)</text:span></text:p>
      <text:p text:style-name="P1"><text:span text:style-name="T8"><text:s text:c="8"/>std::cout &lt;&lt; array[index] &lt;&lt; </text:span><text:span text:style-name="T7">" "</text:span><text:span text:style-name="T8">;</text:span></text:p>
      <text:p text:style-name="P1"><text:span text:style-name="T8"><text:s text:c="4"/>std::cout &lt;&lt; </text:span><text:span text:style-name="T7">'\n'</text:span><text:span text:style-name="T8">;</text:span></text:p>
      <text:p text:style-name="P1"><text:span text:style-name="T8">}</text:span></text:p>
      <text:p text:style-name="P3"/>
      <text:p text:style-name="P1"><text:span text:style-name="T1">int</text:span><text:span text:style-name="T8"> </text:span><text:span text:style-name="T11">main</text:span><text:span text:style-name="T8">()</text:span></text:p>
      <text:p text:style-name="P1"><text:span text:style-name="T8">{</text:span></text:p>
      <text:p text:style-name="P1"><text:span text:style-name="T8"><text:s text:c="4"/></text:span><text:span text:style-name="T1">int</text:span><text:span text:style-name="T8"> array[9] = { 3, 7, 9, 5, 6, 1, 8, 2, 4 };</text:span></text:p>
      <text:p text:style-name="P3"/>
      <text:p text:style-name="P1"><text:span text:style-name="T8"><text:s text:c="4"/></text:span><text:span text:style-name="T21">// Sort the array in descending order using the descending() function</text:span></text:p>
      <text:p text:style-name="P1"><text:span text:style-name="T8"><text:s text:c="4"/>selectionSort(array, 9, descending);</text:span></text:p>
      <text:p text:style-name="P1"><text:span text:style-name="T8"><text:s text:c="4"/>printArray(array, 9);</text:span></text:p>
      <text:p text:style-name="P3"/>
      <text:p text:style-name="P1"><text:span text:style-name="T8"><text:s text:c="4"/></text:span><text:span text:style-name="T21">// Sort the array in ascending order using the ascending() function</text:span></text:p>
      <text:p text:style-name="P1"><text:span text:style-name="T8"><text:s text:c="4"/>selectionSort(array, 9, ascending);</text:span></text:p>
      <text:p text:style-name="P1"><text:span text:style-name="T8"><text:s text:c="4"/>printArray(array, 9);</text:span></text:p>
      <text:p text:style-name="P3"/>
      <text:p text:style-name="P1"><text:span text:style-name="T8"><text:s text:c="4"/></text:span><text:span text:style-name="T1">return</text:span><text:span text:style-name="T8"> 0;</text:span></text:p>
      <text:p text:style-name="P1"><text:span text:style-name="T8">}</text:span></text:p>
      <text:p text:style-name="Standard"/>
      <text:p text:style-name="Standard"/>
      <text:p text:style-name="Standard"/>
      <text:h text:style-name="Heading_20_1" text:outline-level="1"><text:span text:style-name="T20">Using <text:s/>t</text:span><text:a xlink:type="simple" xlink:href="http://stackoverflow.com/questions/4295432/typedef-function-pointer"><text:span text:style-name="T19">ypedef <text:s/></text:span></text:a><text:a xlink:type="simple" xlink:href="http://stackoverflow.com/questions/4295432/typedef-function-pointer"><text:span text:style-name="T20">for </text:span></text:a><text:a xlink:type="simple" xlink:href="http://stackoverflow.com/questions/4295432/typedef-function-pointer"><text:span text:style-name="T19">function pointer</text:span></text:a></text:h>
      <text:p text:style-name="P1"><text:span text:style-name="T8"><text:s/><text:tab/></text:span></text:p>
      <text:p text:style-name="P1"><text:span text:style-name="T8"><text:s text:c="4"/></text:span><text:span text:style-name="T1">typedef</text:span><text:span text:style-name="T8"> </text:span><text:span text:style-name="T1">bool</text:span><text:span text:style-name="T8"> (*</text:span><text:span text:style-name="T30">validateFcn</text:span><text:span text:style-name="T8">)(</text:span><text:span text:style-name="T1">int</text:span><text:span text:style-name="T8">, </text:span><text:span text:style-name="T1">int</text:span><text:span text:style-name="T8">);</text:span></text:p>
      <text:p text:style-name="P4"/>
      <text:p text:style-name="P5"><text:span text:style-name="T10">T</text:span><text:span text:style-name="T8">his defines a </text:span><text:span text:style-name="T1">typedef </text:span><text:span text:style-name="T4"><text:s/></text:span><text:span text:style-name="T16">called</text:span><text:span text:style-name="T3"> </text:span><text:span text:style-name="T8">“</text:span><text:span text:style-name="T30">validateFcn</text:span><text:span text:style-name="T8">” that is a pointer to a function <text:s text:c="5"/>that takes two int </text:span><text:span text:style-name="T9">and </text:span><text:span text:style-name="T8"><text:s/>returns </text:span><text:span text:style-name="T9">bool </text:span></text:p>
      <text:p text:style-name="P4"/>
      <text:p text:style-name="P5"><text:span text:style-name="T8"><text:s text:c="4"/>Now instead of doing </text:span><text:span text:style-name="T9">this</text:span><text:span text:style-name="T8">:</text:span></text:p>
      <text:p text:style-name="P5"><text:span text:style-name="T8"><text:s text:c="2"/><text:tab/></text:span></text:p>
      <text:p text:style-name="P5"><text:span text:style-name="T8"><text:s text:c="4"/></text:span><text:span text:style-name="T1">bool</text:span><text:span text:style-name="T8"> validate(</text:span><text:span text:style-name="T1">int</text:span><text:span text:style-name="T8"> x, </text:span><text:span text:style-name="T1">int</text:span><text:span text:style-name="T8"> y, </text:span><text:span text:style-name="T1">bool</text:span><text:span text:style-name="T8"> (*fcnPtr)(</text:span><text:span text:style-name="T1">int</text:span><text:span text:style-name="T8">, </text:span><text:span text:style-name="T1">int</text:span><text:span text:style-name="T8">));</text:span></text:p>
      <text:p text:style-name="P4"/>
      <text:p text:style-name="P5"><text:span text:style-name="T8"><text:s text:c="4"/>You can </text:span><text:span text:style-name="T9">do this</text:span><text:span text:style-name="T8">:</text:span></text:p>
      <text:p text:style-name="P5"><text:span text:style-name="T8"><text:s text:c="3"/><text:tab/></text:span></text:p>
      <text:p text:style-name="P5"><text:span text:style-name="T8"><text:s text:c="4"/></text:span><text:span text:style-name="T1">bool</text:span><text:span text:style-name="T8"> validate(</text:span><text:span text:style-name="T1">int</text:span><text:span text:style-name="T8"> nX, </text:span><text:span text:style-name="T1">int</text:span><text:span text:style-name="T8"> nY, validateFcn pfcn)</text:span></text:p>
      <text:p text:style-name="Standard"><text:span text:style-name="Strong_20_Emphasis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9:35:17.912750850</meta:creation-date>
    <dc:date>2016-04-26T10:25:03.015539814</dc:date>
    <meta:editing-duration>PT46M22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3" meta:paragraph-count="119" meta:word-count="654" meta:character-count="4252" meta:non-whitespace-character-count="3398"/>
  </office:meta>
</office:document-meta>
</file>